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4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НОВИ НИЗ</text:p>
            <text:p text:style-name="P2"><text:s/></text:p>
            <text:p text:style-name="P2">Република Српска 2015. </text:p>
            <text:p text:style-name="P2">Регионално такмичење из информатике за средње школе </text:p>
            <text:p text:style-name="P2">(1. задатак)</text:p>
          </table:table-cell>
          <table:table-cell table:style-name="Table1.A1" office:value-type="string">
            <text:p text:style-name="P5">15 бодова</text:p>
          </table:table-cell>
        </table:table-row>
      </table:table>
      <text:p text:style-name="P1"><text:soft-page-break/></text:p>
      <text:p text:style-name="P1">На улазу се уноси низ <text:span text:style-name="T1">А</text:span>(<text:span text:style-name="T1">N</text:span>), <text:span text:style-name="T1">N</text:span> ≤ 50 бројева. Направити нови низ <text:span text:style-name="T1">B</text:span>(<text:span text:style-name="T1">М</text:span>) по следећим правилима:</text:p>
      <text:list xml:id="list2400134690385271569" text:style-name="WWNum3">
        <text:list-item>
          <text:p text:style-name="P6">Низ <text:span text:style-name="T1">В</text:span> има два пута више елемената од низа <text:span text:style-name="T1">А</text:span></text:p>
        </text:list-item>
        <text:list-item>
          <text:p text:style-name="P6">Сваки непарни члан низа <text:span text:style-name="T1">B</text:span> једнак је члановима низа <text:span text:style-name="T1">А</text:span> (први члан низа <text:span text:style-name="T1">B</text:span> је једнак првом члану низа <text:span text:style-name="T1">А</text:span>, трећи члан низа <text:span text:style-name="T1">B</text:span> једнак је другом члану низа <text:span text:style-name="T1">А</text:span>, пети члан низа <text:span text:style-name="T1">B</text:span> једнак је трећем члану низа <text:span text:style-name="T1">А</text:span> итд)</text:p>
        </text:list-item>
        <text:list-item>
          <text:p text:style-name="P6">Други члан низа <text:span text:style-name="T1">B</text:span> је једнак средњој вриједности чланова низа <text:span text:style-name="T1">А</text:span> заокруженој на двије децимале</text:p>
        </text:list-item>
        <text:list-item>
          <text:p text:style-name="P6">Сваки следећи парни члан низа <text:span text:style-name="T1">B</text:span> је за један већи од претходног парног члана низа.</text:p>
        </text:list-item>
      </text:list>
      <text:p text:style-name="P1"/>
      <text:p text:style-name="P1">Улаз:</text:p>
      <text:list xml:id="list480609331996862839" text:style-name="WWNum2">
        <text:list-item>
          <text:p text:style-name="P7"><text:span text:style-name="T1">N </text:span>(број елемената низа <text:span text:style-name="T1">А)</text:span></text:p>
        </text:list-item>
        <text:list-item>
          <text:p text:style-name="P7">Елементи низа <text:span text:style-name="T1">А</text:span>.</text:p>
        </text:list-item>
      </text:list>
      <text:p text:style-name="P1"/>
      <text:p text:style-name="P1">Излаз:</text:p>
      <text:list xml:id="list6771813145641008621" text:style-name="WWNum1">
        <text:list-item>
          <text:p text:style-name="P8">Елементи низа <text:span text:style-name="T1">B</text:span>.</text:p>
        </text:list-item>
      </text:list>
      <text:p text:style-name="P1"/>
      <text:p text:style-name="P1">Задатак снимити под именом NOVINIZ</text:p>
      <text:p text:style-name="P1"/>
      <text:p text:style-name="P1"><text:span text:style-name="T3">Примјер 1:</text:span></text:p>
      <text:p text:style-name="P1"><text:span text:style-name="T4">Улаз:</text:span></text:p>
      <text:p text:style-name="P1"><text:span text:style-name="T4"><text:tab/>&gt; 6<text:line-break/><text:tab/>&gt; 2</text:span></text:p>
      <text:p text:style-name="P9"><text:span text:style-name="T4">&gt; 7</text:span></text:p>
      <text:p text:style-name="P9"><text:span text:style-name="T4">&gt; 3 </text:span></text:p>
      <text:p text:style-name="P9"><text:span text:style-name="T4">&gt; 18</text:span></text:p>
      <text:p text:style-name="P9"><text:span text:style-name="T4">&gt; 2</text:span></text:p>
      <text:p text:style-name="P9"><text:span text:style-name="T4">&gt; 5</text:span></text:p>
      <text:p text:style-name="P1"><text:span text:style-name="T4">Излаз:</text:span></text:p>
      <text:p text:style-name="P1"><text:span text:style-name="T4"><text:tab/>&gt; 2 6.17 7 7.17 3 8.17 18 9.17 2 10.17 5 11.17</text:span></text:p>
      <text:p text:style-name="P3"><text:soft-page-break/></text:p>
      <text:p text:style-name="P1"><text:span text:style-name="T3">Примјер 2:</text:span></text:p>
      <text:p text:style-name="P1"><text:span text:style-name="T4">Улаз:</text:span></text:p>
      <text:p text:style-name="P1"><text:span text:style-name="T4"><text:tab/>&gt; 6<text:line-break/><text:tab/>&gt; 0</text:span></text:p>
      <text:p text:style-name="P9"><text:span text:style-name="T4">&gt; 2</text:span></text:p>
      <text:p text:style-name="P9"><text:span text:style-name="T4">&gt; 3 </text:span></text:p>
      <text:p text:style-name="P9"><text:span text:style-name="T4">&gt; 11</text:span></text:p>
      <text:p text:style-name="P9"><text:span text:style-name="T4">&gt; 0</text:span></text:p>
      <text:p text:style-name="P9"><text:span text:style-name="T4">&gt; 6</text:span></text:p>
      <text:p text:style-name="P1"><text:span text:style-name="T4">Излаз:</text:span></text:p>
      <text:p text:style-name="P1"><text:span text:style-name="T4"><text:tab/>&gt; 0 3.67 2 4.67 3 5.67 11 6.67 0 7.67 6 8.67</text:span></text:p>
      <text:p text:style-name="P3"/>
      <text:p text:style-name="P1"><text:span text:style-name="T3">Примјер 3:</text:span></text:p>
      <text:p text:style-name="P1"><text:span text:style-name="T4">Улаз:</text:span></text:p>
      <text:p text:style-name="P1"><text:span text:style-name="T4"><text:tab/>&gt; 4<text:line-break/><text:tab/>&gt; 5</text:span></text:p>
      <text:p text:style-name="P9"><text:span text:style-name="T4">&gt; 1</text:span></text:p>
      <text:p text:style-name="P9"><text:span text:style-name="T4">&gt; 0 </text:span></text:p>
      <text:p text:style-name="P9"><text:span text:style-name="T4">&gt; 12</text:span></text:p>
      <text:p text:style-name="P1"><text:span text:style-name="T4">Излаз:</text:span></text:p>
      <text:p text:style-name="P1"><text:span text:style-name="T4"><text:tab/>&gt; 5 4.50 1 5.50 0 6.50 12 7.50</text:span></text:p>
      <text:p text:style-name="P3"/>
      <text:p text:style-name="P1"><text:span text:style-name="T3">Примјер 4:</text:span></text:p>
      <text:p text:style-name="P1"><text:span text:style-name="T4">Улаз:</text:span></text:p>
      <text:p text:style-name="P1"><text:span text:style-name="T4"><text:tab/>&gt; 10<text:line-break/><text:tab/>&gt; 1</text:span></text:p>
      <text:p text:style-name="P9"><text:span text:style-name="T4">&gt; 0</text:span></text:p>
      <text:p text:style-name="P9"><text:span text:style-name="T4">&gt; 1</text:span></text:p>
      <text:p text:style-name="P9"><text:soft-page-break/><text:span text:style-name="T4">&gt; 0</text:span></text:p>
      <text:p text:style-name="P9"><text:span text:style-name="T4">&gt; 1</text:span></text:p>
      <text:p text:style-name="P9"><text:span text:style-name="T4">&gt; 0</text:span></text:p>
      <text:p text:style-name="P9"><text:span text:style-name="T4">&gt; 1</text:span></text:p>
      <text:p text:style-name="P9"><text:span text:style-name="T4">&gt; 0</text:span></text:p>
      <text:p text:style-name="P9"><text:span text:style-name="T4">&gt; 1</text:span></text:p>
      <text:p text:style-name="P9"><text:span text:style-name="T4">&gt; 0</text:span></text:p>
      <text:p text:style-name="P1"><text:span text:style-name="T4">Излаз:</text:span></text:p>
      <text:p text:style-name="P1"><text:span text:style-name="T4"><text:tab/>&gt; 1 0.50 0 1.50 1 2.50 0 3.50 1 4.50 0 5.50 1 6.50 0 7.50 1 8.50 0 9.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59" meta:word-count="271" meta:character-count="1109" meta:non-whitespace-character-count="885"/>
    <meta:generator>LibreOfficeDev/5.1.0.3$Linux_X86_64 LibreOffice_project/</meta:generator>
  </office:meta>
</office:document-meta>
</file>